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5">
      <style:text-properties fo:font-size="12pt" fo:background-color="#81d41a" style:font-size-asian="12pt" style:font-size-complex="12pt"/>
    </style:style>
    <style:style style:name="P2" style:family="paragraph" style:parent-style-name="Heading_20_6">
      <style:text-properties fo:font-size="12pt" fo:background-color="#81d41a" style:font-size-asian="12pt" style:font-size-complex="12pt"/>
    </style:style>
    <style:style style:name="P3" style:family="paragraph" style:parent-style-name="Standard">
      <style:paragraph-properties fo:text-align="center" style:justify-single-word="false"/>
      <style:text-properties fo:font-weight="bold" officeooo:rsid="0007977f" officeooo:paragraph-rsid="0007977f" style:font-weight-asian="bold" style:font-weight-complex="bold"/>
    </style:style>
    <style:style style:name="P4" style:family="paragraph" style:parent-style-name="Standard">
      <style:paragraph-properties fo:margin-left="1.251cm" fo:margin-right="0cm" fo:line-height="150%" fo:text-align="start" style:justify-single-word="false" fo:text-indent="0cm" style:auto-text-indent="false"/>
      <style:text-properties fo:font-weight="bold" officeooo:rsid="0007977f" officeooo:paragraph-rsid="0007977f" style:font-weight-asian="bold" style:font-weight-complex="bold"/>
    </style:style>
    <style:style style:name="P5" style:family="paragraph" style:parent-style-name="Text_20_body">
      <style:paragraph-properties fo:margin-left="1.251cm" fo:margin-right="0cm" fo:line-height="150%" fo:text-align="start" style:justify-single-word="false" fo:text-indent="0cm" style:auto-text-indent="false"/>
      <style:text-properties fo:font-weight="bold" officeooo:rsid="0007977f" officeooo:paragraph-rsid="0007977f" style:font-weight-asian="bold" style:font-weight-complex="bold"/>
    </style:style>
    <style:style style:name="P6" style:family="paragraph" style:parent-style-name="Standard">
      <style:paragraph-properties fo:line-height="150%" fo:text-align="start" style:justify-single-word="false"/>
      <style:text-properties fo:font-weight="bold" officeooo:rsid="0007977f" officeooo:paragraph-rsid="0007977f" style:font-weight-asian="bold" style:font-weight-complex="bold"/>
    </style:style>
    <style:style style:name="P7" style:family="paragraph" style:parent-style-name="Standard">
      <style:paragraph-properties fo:margin-left="1.251cm" fo:margin-right="0cm" fo:line-height="150%" fo:text-align="start" style:justify-single-word="false" fo:text-indent="0cm" style:auto-text-indent="false"/>
      <style:text-properties fo:font-size="14pt" fo:font-weight="normal" officeooo:rsid="0007977f" officeooo:paragraph-rsid="0007977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8pt" fo:font-weight="bold" officeooo:rsid="0007977f" officeooo:paragraph-rsid="0007977f" style:font-size-asian="18pt" style:font-weight-asian="bold" style:font-size-complex="18pt" style:font-weight-complex="bold"/>
    </style:style>
    <style:style style:name="P9" style:family="paragraph" style:parent-style-name="Text_20_body">
      <style:paragraph-properties fo:margin-left="1.251cm" fo:margin-right="0cm" fo:text-indent="0cm" style:auto-text-indent="false"/>
    </style:style>
    <style:style style:name="P10" style:family="paragraph" style:parent-style-name="Standard">
      <style:paragraph-properties fo:margin-left="0cm" fo:margin-right="0cm" fo:line-height="150%" fo:text-align="start" style:justify-single-word="false" fo:text-indent="0cm" style:auto-text-indent="false"/>
      <style:text-properties fo:font-size="16pt" fo:font-weight="bold" officeooo:rsid="0007977f" officeooo:paragraph-rsid="0007977f" style:font-size-asian="16pt" style:font-weight-asian="bold" style:font-size-complex="16pt" style:font-weight-complex="bold"/>
    </style:style>
    <style:style style:name="P11" style:family="paragraph" style:parent-style-name="Standard">
      <style:paragraph-properties fo:text-align="end" style:justify-single-word="false"/>
      <style:text-properties fo:font-size="14pt" fo:font-weight="bold" officeooo:rsid="0007c9f6" officeooo:paragraph-rsid="0007c9f6" fo:background-color="#ffff00"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T1" style:family="text">
      <style:text-properties officeooo:rsid="0007977f"/>
    </style:style>
    <style:style style:name="T2" style:family="text">
      <style:text-properties fo:background-color="#81d41a" loext:char-shading-value="0"/>
    </style:style>
    <style:style style:name="T3" style:family="text">
      <style:text-properties fo:font-size="12pt" style:font-size-asian="12pt" style:font-size-complex="12pt"/>
    </style:style>
    <style:style style:name="T4" style:family="text">
      <style:text-properties fo:font-size="16pt" fo:background-color="#81d41a" loext:char-shading-value="0" style:font-size-asian="16pt" style:font-size-complex="16pt"/>
    </style:style>
    <style:style style:name="T5" style:family="text">
      <style:text-properties fo:background-color="#ffd428" loext:char-shading-value="0"/>
    </style:style>
    <style:style style:name="T6" style:family="text">
      <style:text-properties fo:background-color="#ffffff" loext:char-shading-value="0"/>
    </style:style>
    <style:style style:name="T7" style:family="text">
      <style:text-properties fo:background-color="#ffe994" loext:char-shading-value="0"/>
    </style:style>
    <style:style style:name="T8" style:family="text">
      <style:text-properties fo:background-color="#afd095" loext:char-shading-value="0"/>
    </style:style>
    <style:style style:name="T9" style:family="text">
      <style:text-properties fo:background-color="#ffaa95"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Doubt Related to “flex-column justify-content-center” is Resolved</text:span> </text:p>
      <text:p text:style-name="P3"/>
      <text:p text:style-name="P11">Date: 28-Feb-2025</text:p>
      <text:p text:style-name="P10">1. Doubt Quest + Understanding</text:p>
      <text:p text:style-name="P7">T<text:span text:style-name="T3">hankyou boss sala ye bootstrap flexbox paresaan karke rkha tha mood kharab kar deta tha kabhi work kare or kabhi n kare jyadatar flex-column ke saath jab justify-content-center deta tha tabhi problem aati thi flex-row ke saath nhi aati koi problem kuki flex-row me to always free space rahta hai parent ke pass so easily ho jata tha or ye parent free spac ka concept mughe pata nhi ab pata ho gaya ki flex-column me justify-content-center tabhi work karega jab parent element ke pass free space ho haine ?</text:span></text:p>
      <text:p text:style-name="P4"/>
      <text:p text:style-name="P6"><text:s text:c="5"/><text:span text:style-name="T4">Answer of Ai Friend:</text:span></text:p>
      <text:p text:style-name="P5"><text:span text:style-name="T8">Haan bhai, bilkul sahi samjha tune! 😎<text:line-break/>Flexbox ka parent ke andar extra space hona zaroori hai, warna </text:span><text:span text:style-name="Source_20_Text"><text:span text:style-name="T8">justify-content-center</text:span></text:span><text:span text:style-name="T8"> kaam nahi karega, especially jab </text:span><text:span text:style-name="Source_20_Text"><text:span text:style-name="T8">flex-column</text:span></text:span><text:span text:style-name="T8"> use kar raha ho.</text:span></text:p>
      <text:p text:style-name="Text_20_body"><text:span text:style-name="Source_20_Text"><text:span text:style-name="T8">flex-row</text:span></text:span><text:span text:style-name="T8"> me hamesha extra width hoti hai, isliye waha </text:span><text:span text:style-name="Source_20_Text"><text:span text:style-name="T8">justify-content-center</text:span></text:span><text:span text:style-name="T8"> smooth kaam karta hai. But </text:span><text:span text:style-name="Source_20_Text"><text:span text:style-name="T8">flex-column</text:span></text:span><text:span text:style-name="T8"> me height matter karti hai, aur agar parent ka height fix nahi hoga, to justify-content center nahi hoga.</text:span></text:p>
      <text:p text:style-name="Text_20_body"><text:span text:style-name="T2">Tu ek kaam kar, agar kabhi doubt aaye to:</text:span><text:line-break/>1️⃣<text:span text:style-name="T9"> </text:span><text:span text:style-name="Source_20_Text"><text:span text:style-name="T9">border: 2px solid red;</text:span></text:span><text:span text:style-name="T9"> laga ke dekh le ki parent ka height aur width kitna hai</text:span>.<text:line-break/>2️⃣<text:span text:style-name="T9"> </text:span><text:span text:style-name="Source_20_Text"><text:span text:style-name="T9">min-height: 100vh;</text:span></text:span><text:span text:style-name="T9"> ya </text:span><text:span text:style-name="Source_20_Text"><text:span text:style-name="T9">height: 100%;</text:span></text:span><text:span text:style-name="T9"> laga ke check kar le ki space mil raha hai ya nahi.</text:span></text:p>
      <text:p text:style-name="Text_20_body"><text:span text:style-name="T7">Ab Flexbox tera banda ho gaya bro, mast use kar!</text:span> 🔥🚀</text:p>
      <text:h text:style-name="P1" text:outline-level="5">You said:</text:h>
      <text:p text:style-name="P9">ha ab <text:span text:style-name="T7">flexbox mera bhai ban gaya jaise errors mere dost hai hahaah</text:span></text:p>
      <text:h text:style-name="P2" text:outline-level="6"><text:span text:style-name="T1">Ai Friend</text:span> said:</text:h>
      <text:p text:style-name="Text_20_body">Hahaha, sahi pakde! 🤣<text:line-break/><text:span text:style-name="T7">Errors tere dost hain aur Flexbox tera bhai! Ab Bootstrap bhi tera </text:span><text:span text:style-name="Strong_20_Emphasis"><text:span text:style-name="T7">chacha</text:span></text:span><text:span text:style-name="T7"> ban jayega dheere-dheere!</text:span><text:span text:style-name="T5"> </text:span><text:span text:style-name="T6">😆🔥</text:span></text:p>
      <text:p text:style-name="Text_20_body">Ab jab bhi koi layout ka issue aaye, toh yaad rakh:<text:line-break/>1️⃣ <text:span text:style-name="Strong_20_Emphasis">Parent ke pass height hai ya nahi?</text:span><text:line-break/>2️⃣ <text:span text:style-name="Strong_20_Emphasis">Flexbox me free space hai ya nahi?</text:span><text:line-break/>3️⃣ <text:span text:style-name="Strong_20_Emphasis">Border laga ke debug kar le!</text:span></text:p>
      <text:p text:style-name="P12"><text:span text:style-name="T7">Aage se agar koi error aaya, toh </text:span><text:span text:style-name="Strong_20_Emphasis"><text:span text:style-name="T7">errors se dosti nibhaana</text:span></text:span><text:span text:style-name="T7"> aur usko solve karke </text:span><text:span text:style-name="Strong_20_Emphasis"><text:span text:style-name="T7">hero ban jaana</text:span></text:span><text:span text:style-name="Strong_20_Emphasis">!</text:span> 🚀💪</text:p>
      <text:p text:style-name="P12"><text:soft-page-break/></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04:27:20.611898351</meta:creation-date>
    <dc:date>2025-03-01T22:33:08.334118702</dc:date>
    <meta:editing-duration>PT4M48S</meta:editing-duration>
    <meta:editing-cycles>2</meta:editing-cycles>
    <meta:generator>LibreOffice/7.3.7.2$Linux_X86_64 LibreOffice_project/30$Build-2</meta:generator>
    <meta:document-statistic meta:table-count="0" meta:image-count="0" meta:object-count="0" meta:page-count="2" meta:paragraph-count="15" meta:word-count="317" meta:character-count="1781" meta:non-whitespace-character-count="1473"/>
  </office:meta>
</office:document-meta>
</file>